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3" style:family="paragraph"/>
    <style:style style:name="P11" style:parent-style-name="Standard" style:list-style-name="LFO3" style:family="paragraph"/>
    <style:style style:name="P12" style:parent-style-name="Standard" style:list-style-name="LFO3" style:family="paragraph"/>
    <style:style style:name="P13" style:parent-style-name="Standard" style:list-style-name="LFO4" style:family="paragraph"/>
    <style:style style:name="P14" style:parent-style-name="Standard" style:list-style-name="LFO4" style:family="paragraph"/>
    <style:style style:name="P15" style:parent-style-name="Standard" style:list-style-name="LFO5" style:family="paragraph"/>
    <style:style style:name="P16" style:parent-style-name="Standard" style:list-style-name="LFO6" style:family="paragraph"/>
    <style:style style:name="P17" style:parent-style-name="Standard" style:list-style-name="LFO6" style:family="paragraph"/>
    <style:style style:name="P18" style:parent-style-name="Standard" style:list-style-name="LFO5" style:family="paragraph"/>
    <style:style style:name="P19" style:parent-style-name="Standard" style:list-style-name="LFO5" style:family="paragraph"/>
    <style:style style:name="P20" style:parent-style-name="Standard" style:list-style-name="LFO7" style:family="paragraph"/>
    <style:style style:name="P21" style:parent-style-name="Standard" style:list-style-name="LFO7" style:family="paragraph"/>
    <style:style style:name="P22" style:parent-style-name="Standard" style:list-style-name="LFO8" style:family="paragraph"/>
    <style:style style:name="P23" style:parent-style-name="Standard" style:list-style-name="LFO8" style:family="paragraph"/>
    <style:style style:name="P24" style:parent-style-name="Standard" style:list-style-name="LFO9" style:family="paragraph"/>
    <style:style style:name="P25" style:parent-style-name="Standard" style:list-style-name="LFO9" style:family="paragraph"/>
    <style:style style:name="P26" style:parent-style-name="Standard" style:list-style-name="LFO9" style:family="paragraph"/>
    <style:style style:name="P27" style:parent-style-name="Standard" style:list-style-name="LFO10" style:family="paragraph"/>
    <style:style style:name="P28" style:parent-style-name="Standard" style:list-style-name="LFO10" style:family="paragraph"/>
    <style:style style:name="P29" style:parent-style-name="Standard" style:list-style-name="LFO10" style:family="paragraph"/>
    <style:style style:name="P30" style:parent-style-name="Standard" style:list-style-name="LFO10" style:family="paragraph"/>
    <style:style style:name="P31" style:parent-style-name="Standard" style:list-style-name="LFO10" style:family="paragraph"/>
    <style:style style:name="P32" style:parent-style-name="Standard" style:list-style-name="LFO10" style:family="paragraph"/>
    <style:style style:name="P33" style:parent-style-name="Standard" style:family="paragraph">
      <style:text-properties fo:language="pl" fo:country="PL"/>
    </style:style>
    <style:style style:name="P34" style:parent-style-name="Standard" style:family="paragraph">
      <style:text-properties fo:language="pl" fo:country="PL"/>
    </style:style>
    <style:style style:name="P35" style:parent-style-name="Standard" style:family="paragraph">
      <style:text-properties fo:language="pl" fo:country="PL"/>
    </style:style>
    <style:style style:name="P36" style:parent-style-name="Standard" style:family="paragraph">
      <style:text-properties fo:language="pl" fo:country="PL"/>
    </style:style>
    <style:style style:name="P37" style:parent-style-name="Standard" style:list-style-name="LFO10" style:family="paragraph">
      <style:text-properties fo:language="pl" fo:country="PL"/>
    </style:style>
    <style:style style:name="P38" style:parent-style-name="Standard" style:list-style-name="LFO10" style:family="paragraph">
      <style:text-properties fo:language="pl" fo:country="PL"/>
    </style:style>
    <style:style style:name="P39" style:parent-style-name="Standard" style:list-style-name="LFO10" style:family="paragraph">
      <style:text-properties fo:language="pl" fo:country="PL"/>
    </style:style>
    <style:style style:name="P40" style:parent-style-name="Standard" style:list-style-name="LFO10" style:family="paragraph">
      <style:text-properties fo:language="pl" fo:country="PL"/>
    </style:style>
    <style:style style:name="P41" style:parent-style-name="Standard" style:list-style-name="LFO10" style:family="paragraph">
      <style:text-properties fo:language="pl" fo:country="PL"/>
    </style:style>
    <style:style style:name="P42" style:parent-style-name="Standard" style:list-style-name="LFO10" style:family="paragraph">
      <style:text-properties fo:language="pl" fo:country="PL"/>
    </style:style>
    <style:style style:name="P43" style:parent-style-name="Standard" style:list-style-name="LFO10" style:family="paragraph">
      <style:text-properties fo:language="pl" fo:country="PL"/>
    </style:style>
    <style:style style:name="P44" style:parent-style-name="Standard" style:list-style-name="LFO10" style:family="paragraph">
      <style:text-properties fo:language="pl" fo:country="PL"/>
    </style:style>
    <style:style style:name="P45" style:parent-style-name="Standard" style:list-style-name="LFO10" style:family="paragraph">
      <style:text-properties fo:language="pl" fo:country="PL"/>
    </style:style>
    <style:style style:name="P46" style:parent-style-name="Standard" style:list-style-name="LFO10" style:family="paragraph">
      <style:text-properties fo:language="pl" fo:country="PL"/>
    </style:style>
    <style:style style:name="P47" style:parent-style-name="Standard" style:list-style-name="LFO10" style:family="paragraph">
      <style:text-properties fo:language="pl" fo:country="PL"/>
    </style:style>
    <style:style style:name="P48" style:parent-style-name="Standard" style:list-style-name="LFO10" style:family="paragraph">
      <style:text-properties fo:language="pl" fo:country="PL"/>
    </style:style>
    <style:style style:name="P49" style:parent-style-name="Standard" style:list-style-name="LFO10" style:family="paragraph">
      <style:text-properties fo:language="pl" fo:country="PL"/>
    </style:style>
    <style:style style:name="P50" style:parent-style-name="Standard" style:list-style-name="LFO10" style:family="paragraph">
      <style:text-properties fo:language="pl" fo:country="PL"/>
    </style:style>
    <style:style style:name="P51" style:parent-style-name="Standard" style:list-style-name="LFO10" style:family="paragraph">
      <style:text-properties fo:language="pl" fo:country="PL"/>
    </style:style>
    <style:style style:name="P52" style:parent-style-name="Standard" style:list-style-name="LFO10" style:family="paragraph">
      <style:text-properties fo:language="pl" fo:country="PL"/>
    </style:style>
    <style:style style:name="P53" style:parent-style-name="Standard" style:list-style-name="LFO10" style:family="paragraph">
      <style:text-properties fo:language="pl" fo:country="PL"/>
    </style:style>
    <style:style style:name="P54" style:parent-style-name="Standard" style:list-style-name="LFO10" style:family="paragraph">
      <style:text-properties fo:language="pl" fo:country="PL"/>
    </style:style>
    <style:style style:name="P55" style:parent-style-name="Standard" style:list-style-name="LFO10" style:family="paragraph">
      <style:text-properties fo:language="pl" fo:country="PL"/>
    </style:style>
    <style:style style:name="P56" style:parent-style-name="Standard" style:list-style-name="LFO10" style:family="paragraph">
      <style:text-properties fo:language="pl" fo:country="PL"/>
    </style:style>
    <style:style style:name="P57" style:parent-style-name="Standard" style:list-style-name="LFO10" style:family="paragraph">
      <style:text-properties fo:language="pl" fo:country="PL"/>
    </style:style>
    <style:style style:name="P58" style:parent-style-name="Standard" style:list-style-name="LFO10" style:family="paragraph">
      <style:text-properties fo:language="pl" fo:country="PL"/>
    </style:style>
    <style:style style:name="P59" style:parent-style-name="Standard" style:list-style-name="LFO10" style:family="paragraph">
      <style:text-properties fo:language="pl" fo:country="PL"/>
    </style:style>
    <style:style style:name="P60" style:parent-style-name="Standard" style:list-style-name="LFO10" style:family="paragraph">
      <style:text-properties fo:language="pl" fo:country="PL"/>
    </style:style>
    <style:style style:name="P61" style:parent-style-name="Standard" style:list-style-name="LFO10" style:family="paragraph">
      <style:text-properties fo:language="pl" fo:country="PL"/>
    </style:style>
    <style:style style:name="P62" style:parent-style-name="Standard" style:list-style-name="LFO10" style:family="paragraph">
      <style:text-properties fo:language="pl" fo:country="PL"/>
    </style:style>
    <style:style style:name="P63" style:parent-style-name="Standard" style:list-style-name="LFO10" style:family="paragraph">
      <style:text-properties fo:language="pl" fo:country="PL"/>
    </style:style>
    <style:style style:name="P64" style:parent-style-name="Standard" style:list-style-name="LFO10" style:family="paragraph">
      <style:text-properties fo:language="pl" fo:country="PL"/>
    </style:style>
    <style:style style:name="P65" style:parent-style-name="Standard" style:list-style-name="LFO10" style:family="paragraph">
      <style:text-properties fo:language="pl" fo:country="PL"/>
    </style:style>
    <style:style style:name="P66" style:parent-style-name="Standard" style:list-style-name="LFO10" style:family="paragraph">
      <style:text-properties fo:language="pl" fo:country="PL"/>
    </style:style>
    <style:style style:name="P67" style:parent-style-name="Standard" style:list-style-name="LFO10" style:family="paragraph">
      <style:text-properties fo:language="pl" fo:country="PL"/>
    </style:style>
    <style:style style:name="P68" style:parent-style-name="Standard" style:list-style-name="LFO10" style:family="paragraph"/>
    <style:style style:name="T69" style:parent-style-name="Domyślnaczcionkaakapitu" style:family="text">
      <style:text-properties fo:language="pl" fo:country="PL"/>
    </style:style>
    <style:style style:name="T70" style:parent-style-name="Domyślnaczcionkaakapitu" style:family="text">
      <style:text-properties style:font-name="Wingdings" style:font-name-asian="Wingdings" style:font-name-complex="Wingdings" fo:language="pl" fo:country="PL"/>
    </style:style>
    <style:style style:name="T71" style:parent-style-name="Domyślnaczcionkaakapitu" style:family="text">
      <style:text-properties fo:language="pl" fo:country="PL"/>
    </style:style>
    <style:style style:name="P72" style:parent-style-name="Standard" style:list-style-name="LFO10" style:family="paragraph">
      <style:text-properties fo:language="pl" fo:country="PL"/>
    </style:style>
    <style:style style:name="P73" style:parent-style-name="Standard" style:list-style-name="LFO10" style:family="paragraph">
      <style:text-properties fo:language="pl" fo:country="PL"/>
    </style:style>
    <style:style style:name="P74" style:parent-style-name="Standard" style:list-style-name="LFO10" style:family="paragraph">
      <style:text-properties fo:language="pl" fo:country="PL"/>
    </style:style>
    <style:style style:name="P75" style:parent-style-name="Standard" style:list-style-name="LFO10" style:family="paragraph">
      <style:text-properties fo:language="pl" fo:country="PL"/>
    </style:style>
    <style:style style:name="P76" style:parent-style-name="Standard" style:list-style-name="LFO10" style:family="paragraph">
      <style:text-properties fo:language="pl" fo:country="PL"/>
    </style:style>
    <style:style style:name="P77" style:parent-style-name="Standard" style:list-style-name="LFO10" style:family="paragraph"/>
    <style:style style:name="T78" style:parent-style-name="Domyślnaczcionkaakapitu" style:family="text">
      <style:text-properties fo:language="pl" fo:country="PL"/>
    </style:style>
    <style:style style:name="T79" style:parent-style-name="Domyślnaczcionkaakapitu" style:family="text">
      <style:text-properties style:font-name="Wingdings" style:font-name-asian="Wingdings" style:font-name-complex="Wingdings" fo:language="pl" fo:country="PL"/>
    </style:style>
    <style:style style:name="T80" style:parent-style-name="Domyślnaczcionkaakapitu" style:family="text">
      <style:text-properties fo:language="pl" fo:country="PL"/>
    </style:style>
    <style:style style:name="P81" style:parent-style-name="Standard" style:family="paragraph">
      <style:text-properties fo:language="pl" fo:country="PL"/>
    </style:style>
    <style:style style:name="P82" style:parent-style-name="Standard" style:family="paragraph">
      <style:text-properties fo:language="pl" fo:country="PL"/>
    </style:style>
    <style:style style:name="P83" style:parent-style-name="Standard" style:family="paragraph">
      <style:text-properties fo:language="pl" fo:country="PL"/>
    </style:style>
    <style:style style:name="P84" style:parent-style-name="Standard" style:family="paragraph">
      <style:text-properties fo:language="pl" fo:country="PL"/>
    </style:style>
    <style:style style:name="P85" style:parent-style-name="Standard" style:family="paragraph">
      <style:text-properties fo:language="pl" fo:country="PL"/>
    </style:style>
    <style:style style:name="P86" style:parent-style-name="Standard" style:list-style-name="LFO11" style:family="paragraph">
      <style:text-properties fo:language="pl" fo:country="PL"/>
    </style:style>
    <style:style style:name="P87" style:parent-style-name="Standard" style:list-style-name="LFO11" style:family="paragraph">
      <style:text-properties fo:language="pl" fo:country="PL"/>
    </style:style>
    <style:style style:name="P88" style:parent-style-name="Standard" style:list-style-name="LFO11" style:family="paragraph">
      <style:text-properties fo:language="pl" fo:country="PL"/>
    </style:style>
    <style:style style:name="P89" style:parent-style-name="Standard" style:list-style-name="LFO11" style:family="paragraph">
      <style:text-properties fo:language="pl" fo:country="PL"/>
    </style:style>
    <style:style style:name="P90" style:parent-style-name="Standard" style:list-style-name="LFO11" style:family="paragraph">
      <style:text-properties fo:language="pl" fo:country="PL"/>
    </style:style>
    <style:style style:name="P91" style:parent-style-name="Standard" style:list-style-name="LFO11" style:family="paragraph">
      <style:text-properties fo:language="pl" fo:country="PL"/>
    </style:style>
    <style:style style:name="P92" style:parent-style-name="Standard" style:list-style-name="LFO11" style:family="paragraph">
      <style:text-properties fo:language="pl" fo:country="PL"/>
    </style:style>
    <style:style style:name="P93" style:parent-style-name="Standard" style:list-style-name="LFO11" style:family="paragraph">
      <style:text-properties fo:language="pl" fo:country="PL"/>
    </style:style>
    <style:style style:name="P94" style:parent-style-name="Standard" style:list-style-name="LFO11" style:family="paragraph">
      <style:text-properties fo:language="pl" fo:country="PL"/>
    </style:style>
    <style:style style:name="P95" style:parent-style-name="Standard" style:list-style-name="LFO11" style:family="paragraph">
      <style:text-properties fo:language="pl" fo:country="PL"/>
    </style:style>
    <style:style style:name="P96" style:parent-style-name="Standard" style:list-style-name="LFO11" style:family="paragraph">
      <style:text-properties fo:language="pl" fo:country="PL"/>
    </style:style>
    <style:style style:name="P97" style:parent-style-name="Standard" style:list-style-name="LFO11" style:family="paragraph">
      <style:text-properties fo:language="pl" fo:country="PL"/>
    </style:style>
    <style:style style:name="P98" style:parent-style-name="Standard" style:list-style-name="LFO11" style:family="paragraph">
      <style:text-properties fo:language="pl" fo:country="PL"/>
    </style:style>
    <style:style style:name="P99" style:parent-style-name="Standard" style:list-style-name="LFO11" style:family="paragraph">
      <style:text-properties fo:language="pl" fo:country="PL"/>
    </style:style>
    <style:style style:name="P100" style:parent-style-name="Standard" style:list-style-name="LFO11" style:family="paragraph">
      <style:text-properties fo:language="pl" fo:country="PL"/>
    </style:style>
    <style:style style:name="P101" style:parent-style-name="Standard" style:list-style-name="LFO11" style:family="paragraph">
      <style:text-properties fo:language="pl" fo:country="PL"/>
    </style:style>
    <style:style style:name="P102" style:parent-style-name="Standard" style:list-style-name="LFO11" style:family="paragraph">
      <style:text-properties fo:language="pl" fo:country="PL"/>
    </style:style>
    <style:style style:name="P103" style:parent-style-name="Standard" style:list-style-name="LFO11" style:family="paragraph">
      <style:text-properties fo:language="pl" fo:country="PL"/>
    </style:style>
    <style:style style:name="P104" style:parent-style-name="Standard" style:list-style-name="LFO11" style:family="paragraph">
      <style:text-properties fo:language="pl" fo:country="PL"/>
    </style:style>
    <style:style style:name="P105" style:parent-style-name="Standard" style:list-style-name="LFO11" style:family="paragraph">
      <style:text-properties fo:language="pl" fo:country="PL"/>
    </style:style>
    <style:style style:name="P106" style:parent-style-name="Standard" style:list-style-name="LFO11" style:family="paragraph">
      <style:text-properties fo:language="pl" fo:country="PL"/>
    </style:style>
    <style:style style:name="P107" style:parent-style-name="Standard" style:list-style-name="LFO11" style:family="paragraph">
      <style:text-properties fo:language="pl" fo:country="PL"/>
    </style:style>
    <style:style style:name="P108" style:parent-style-name="Normalny" style:family="paragraph">
      <style:text-properties fo:hyphenate="true"/>
    </style:style>
    <style:style style:name="P109" style:parent-style-name="Normalny" style:family="paragraph">
      <style:text-properties fo:hyphenate="true"/>
    </style:style>
    <style:style style:name="P110" style:parent-style-name="Normalny" style:family="paragraph">
      <style:text-properties fo:hyphenate="true"/>
    </style:style>
    <style:style style:name="P111" style:parent-style-name="Normalny" style:family="paragraph">
      <style:text-properties fo:hyphenate="true"/>
    </style:style>
    <style:style style:name="P112" style:parent-style-name="Normalny" style:family="paragraph">
      <style:text-properties fo:hyphenate="true"/>
    </style:style>
    <style:style style:name="P113" style:parent-style-name="Akapitzlistą" style:list-style-name="LFO12" style:family="paragraph">
      <style:text-properties fo:hyphenate="true"/>
    </style:style>
    <style:style style:name="P114" style:parent-style-name="Akapitzlistą" style:list-style-name="LFO12" style:family="paragraph">
      <style:text-properties fo:hyphenate="true"/>
    </style:style>
    <style:style style:name="P115" style:parent-style-name="Akapitzlistą" style:list-style-name="LFO12" style:family="paragraph">
      <style:text-properties fo:hyphenate="true"/>
    </style:style>
    <style:style style:name="P116" style:parent-style-name="Akapitzlistą" style:list-style-name="LFO12" style:family="paragraph">
      <style:text-properties fo:hyphenate="true"/>
    </style:style>
    <style:style style:name="P117" style:parent-style-name="Akapitzlistą" style:list-style-name="LFO12" style:family="paragraph">
      <style:text-properties fo:hyphenate="true"/>
    </style:style>
    <style:style style:name="P118" style:parent-style-name="Akapitzlistą" style:list-style-name="LFO12" style:family="paragraph">
      <style:text-properties fo:hyphenate="true"/>
    </style:style>
    <style:style style:name="P119" style:parent-style-name="Akapitzlistą" style:list-style-name="LFO12" style:family="paragraph">
      <style:text-properties fo:hyphenate="true"/>
    </style:style>
    <style:style style:name="P120" style:parent-style-name="Akapitzlistą" style:list-style-name="LFO12" style:family="paragraph">
      <style:text-properties fo:hyphenate="true"/>
    </style:style>
    <style:style style:name="P121" style:parent-style-name="Akapitzlistą" style:list-style-name="LFO12" style:family="paragraph">
      <style:text-properties fo:hyphenate="true"/>
    </style:style>
    <style:style style:name="P122" style:parent-style-name="Akapitzlistą" style:list-style-name="LFO12" style:family="paragraph">
      <style:text-properties fo:hyphenate="true"/>
    </style:style>
    <style:style style:name="P123" style:parent-style-name="Akapitzlistą" style:list-style-name="LFO12" style:family="paragraph">
      <style:text-properties fo:hyphenate="true"/>
    </style:style>
    <style:style style:name="P124" style:parent-style-name="Akapitzlistą" style:list-style-name="LFO12" style:family="paragraph">
      <style:text-properties fo:hyphenate="true"/>
    </style:style>
    <style:style style:name="P125" style:parent-style-name="Akapitzlistą" style:list-style-name="LFO12" style:family="paragraph">
      <style:text-properties fo:hyphenate="true"/>
    </style:style>
    <style:style style:name="P126" style:parent-style-name="Akapitzlistą" style:list-style-name="LFO12" style:family="paragraph">
      <style:text-properties fo:hyphenate="true"/>
    </style:style>
    <style:style style:name="P127" style:parent-style-name="Akapitzlistą" style:list-style-name="LFO12" style:family="paragraph">
      <style:text-properties fo:hyphenate="true"/>
    </style:style>
    <style:style style:name="P128" style:parent-style-name="Akapitzlistą" style:list-style-name="LFO12" style:family="paragraph">
      <style:text-properties fo:hyphenate="true"/>
    </style:style>
    <style:style style:name="P129" style:parent-style-name="Akapitzlistą" style:list-style-name="LFO12" style:family="paragraph">
      <style:text-properties fo:hyphenate="true"/>
    </style:style>
    <style:style style:name="P130" style:parent-style-name="Akapitzlistą" style:list-style-name="LFO12" style:family="paragraph">
      <style:text-properties fo:hyphenate="true"/>
    </style:style>
    <style:style style:name="P131" style:parent-style-name="Akapitzlistą" style:list-style-name="LFO12" style:family="paragraph">
      <style:text-properties fo:hyphenate="true"/>
    </style:style>
    <style:style style:name="P132" style:parent-style-name="Akapitzlistą" style:list-style-name="LFO12" style:family="paragraph">
      <style:text-properties fo:hyphenate="true"/>
    </style:style>
    <style:style style:name="P133" style:parent-style-name="Akapitzlistą" style:list-style-name="LFO12" style:family="paragraph">
      <style:text-properties fo:hyphenate="true"/>
    </style:style>
    <style:style style:name="P134" style:parent-style-name="Akapitzlistą" style:list-style-name="LFO12" style:family="paragraph">
      <style:text-properties fo:hyphenate="true"/>
    </style:style>
    <style:style style:name="P135" style:parent-style-name="Akapitzlistą" style:list-style-name="LFO12" style:family="paragraph">
      <style:text-properties fo:hyphenate="true"/>
    </style:style>
    <style:style style:name="P136" style:parent-style-name="Akapitzlistą" style:list-style-name="LFO12" style:family="paragraph">
      <style:text-properties fo:hyphenate="true"/>
    </style:style>
    <style:style style:name="P137" style:parent-style-name="Akapitzlistą" style:list-style-name="LFO12" style:family="paragraph">
      <style:text-properties fo:hyphenate="true"/>
    </style:style>
    <style:style style:name="P138" style:parent-style-name="Akapitzlistą" style:list-style-name="LFO12" style:family="paragraph">
      <style:text-properties fo:hyphenate="true"/>
    </style:style>
    <style:style style:name="P139" style:parent-style-name="Akapitzlistą" style:list-style-name="LFO12" style:family="paragraph">
      <style:text-properties fo:hyphenate="true"/>
    </style:style>
    <style:style style:name="P140" style:parent-style-name="Akapitzlistą" style:list-style-name="LFO12" style:family="paragraph">
      <style:text-properties fo:hyphenate="true"/>
    </style:style>
    <style:style style:name="P141" style:parent-style-name="Akapitzlistą" style:list-style-name="LFO12" style:family="paragraph">
      <style:text-properties fo:hyphenate="true"/>
    </style:style>
    <style:style style:name="P142" style:parent-style-name="Akapitzlistą" style:list-style-name="LFO12" style:family="paragraph">
      <style:text-properties fo:hyphenate="true"/>
    </style:style>
    <style:style style:name="P143" style:parent-style-name="Akapitzlistą" style:list-style-name="LFO12" style:family="paragraph">
      <style:text-properties fo:hyphenate="true"/>
    </style:style>
    <style:style style:name="P144" style:parent-style-name="Akapitzlistą" style:list-style-name="LFO12" style:family="paragraph">
      <style:text-properties fo:hyphenate="true"/>
    </style:style>
    <style:style style:name="P145" style:parent-style-name="Akapitzlistą" style:list-style-name="LFO12" style:family="paragraph">
      <style:text-properties fo:hyphenate="true"/>
    </style:style>
    <style:style style:name="P146" style:parent-style-name="Akapitzlistą" style:list-style-name="LFO12" style:family="paragraph">
      <style:text-properties fo:hyphenate="true"/>
    </style:style>
    <style:style style:name="P147" style:parent-style-name="Akapitzlistą" style:list-style-name="LFO12" style:family="paragraph">
      <style:text-properties fo:hyphenate="true"/>
    </style:style>
    <style:style style:name="P148" style:parent-style-name="Akapitzlistą" style:list-style-name="LFO12" style:family="paragraph">
      <style:text-properties fo:hyphenate="true"/>
    </style:style>
    <style:style style:name="P149" style:parent-style-name="Akapitzlistą" style:list-style-name="LFO12" style:family="paragraph">
      <style:text-properties fo:hyphenate="true"/>
    </style:style>
    <style:style style:name="P150" style:parent-style-name="Akapitzlistą" style:list-style-name="LFO12" style:family="paragraph">
      <style:text-properties fo:hyphenate="true"/>
    </style:style>
    <style:style style:name="P151" style:parent-style-name="Akapitzlistą" style:list-style-name="LFO12" style:family="paragraph">
      <style:text-properties fo:hyphenate="true"/>
    </style:style>
    <style:style style:name="P152" style:parent-style-name="Akapitzlistą" style:list-style-name="LFO12" style:family="paragraph">
      <style:text-properties fo:hyphenate="true"/>
    </style:style>
    <style:style style:name="P153" style:parent-style-name="Akapitzlistą" style:list-style-name="LFO12" style:family="paragraph">
      <style:text-properties fo:hyphenate="true"/>
    </style:style>
    <style:style style:name="P154" style:parent-style-name="Akapitzlistą" style:list-style-name="LFO12" style:family="paragraph">
      <style:text-properties fo:hyphenate="true"/>
    </style:style>
    <style:style style:name="P155" style:parent-style-name="Akapitzlistą" style:list-style-name="LFO12" style:family="paragraph">
      <style:text-properties fo:hyphenate="true"/>
    </style:style>
    <style:style style:name="P156" style:parent-style-name="Akapitzlistą" style:list-style-name="LFO12" style:family="paragraph">
      <style:text-properties fo:hyphenate="true"/>
    </style:style>
    <style:style style:name="P157" style:parent-style-name="Akapitzlistą" style:list-style-name="LFO12" style:family="paragraph">
      <style:text-properties fo:hyphenate="true"/>
    </style:style>
    <style:style style:name="P158" style:parent-style-name="Akapitzlistą" style:list-style-name="LFO12" style:family="paragraph">
      <style:text-properties fo:hyphenate="true"/>
    </style:style>
    <style:style style:name="P159" style:parent-style-name="Akapitzlistą" style:list-style-name="LFO12" style:family="paragraph">
      <style:text-properties fo:hyphenate="true"/>
    </style:style>
    <style:style style:name="P160" style:parent-style-name="Akapitzlistą" style:list-style-name="LFO12" style:family="paragraph">
      <style:text-properties fo:hyphenate="true"/>
    </style:style>
    <style:style style:name="P161" style:parent-style-name="Akapitzlistą" style:list-style-name="LFO12" style:family="paragraph">
      <style:text-properties fo:hyphenate="true"/>
    </style:style>
    <style:style style:name="P162" style:parent-style-name="Akapitzlistą" style:list-style-name="LFO12" style:family="paragraph">
      <style:text-properties fo:hyphenate="true"/>
    </style:style>
    <style:style style:name="P163" style:parent-style-name="Akapitzlistą" style:list-style-name="LFO12" style:family="paragraph">
      <style:text-properties fo:hyphenate="true"/>
    </style:style>
    <style:style style:name="P164" style:parent-style-name="Akapitzlistą" style:list-style-name="LFO12" style:family="paragraph">
      <style:text-properties fo:hyphenate="true"/>
    </style:style>
    <style:style style:name="P165" style:parent-style-name="Akapitzlistą" style:list-style-name="LFO12" style:family="paragraph">
      <style:text-properties fo:hyphenate="true"/>
    </style:style>
    <style:style style:name="P166" style:parent-style-name="Akapitzlistą" style:list-style-name="LFO12" style:family="paragraph">
      <style:text-properties fo:hyphenate="true"/>
    </style:style>
    <style:style style:name="P167" style:parent-style-name="Akapitzlistą" style:list-style-name="LFO12" style:family="paragraph">
      <style:text-properties fo:hyphenate="true"/>
    </style:style>
    <style:style style:name="P168" style:parent-style-name="Akapitzlistą" style:list-style-name="LFO12" style:family="paragraph">
      <style:text-properties fo:hyphenate="true"/>
    </style:style>
    <style:style style:name="P169" style:parent-style-name="Akapitzlistą" style:list-style-name="LFO12" style:family="paragraph">
      <style:text-properties fo:hyphenate="true"/>
    </style:style>
    <style:style style:name="P170" style:parent-style-name="Akapitzlistą" style:list-style-name="LFO12" style:family="paragraph">
      <style:text-properties fo:hyphenate="true"/>
    </style:style>
    <style:style style:name="P171" style:parent-style-name="Akapitzlistą" style:list-style-name="LFO12" style:family="paragraph">
      <style:text-properties fo:hyphenate="true"/>
    </style:style>
    <style:style style:name="P172" style:parent-style-name="Akapitzlistą" style:list-style-name="LFO12" style:family="paragraph">
      <style:text-properties fo:hyphenate="true"/>
    </style:style>
    <style:style style:name="P173" style:parent-style-name="Akapitzlistą" style:list-style-name="LFO12" style:family="paragraph">
      <style:text-properties fo:hyphenate="true"/>
    </style:style>
    <style:style style:name="P174" style:parent-style-name="Akapitzlistą" style:list-style-name="LFO12" style:family="paragraph">
      <style:text-properties fo:hyphenate="true"/>
    </style:style>
    <style:style style:name="P175" style:parent-style-name="Akapitzlistą" style:list-style-name="LFO12" style:family="paragraph">
      <style:text-properties fo:hyphenate="true"/>
    </style:style>
    <style:style style:name="P176" style:parent-style-name="Akapitzlistą" style:list-style-name="LFO12" style:family="paragraph">
      <style:text-properties fo:hyphenate="true"/>
    </style:style>
    <style:style style:name="P177" style:parent-style-name="Akapitzlistą" style:list-style-name="LFO12" style:family="paragraph">
      <style:text-properties fo:hyphenate="true"/>
    </style:style>
    <style:style style:name="P178" style:parent-style-name="Normalny" style:family="paragraph">
      <style:text-properties fo:hyphenate="true"/>
    </style:style>
    <style:style style:name="P179" style:parent-style-name="Normalny" style:family="paragraph">
      <style:text-properties fo:hyphenate="true"/>
    </style:style>
    <style:style style:name="P180" style:parent-style-name="Normalny" style:family="paragraph">
      <style:text-properties fo:hyphenate="true"/>
    </style:style>
    <style:style style:name="P181" style:parent-style-name="Normalny" style:family="paragraph">
      <style:text-properties fo:hyphenate="true"/>
    </style:style>
    <style:style style:name="P182" style:parent-style-name="Normalny" style:family="paragraph">
      <style:text-properties fo:hyphenate="true"/>
    </style:style>
    <style:style style:name="P183" style:parent-style-name="Akapitzlistą" style:list-style-name="LFO13" style:family="paragraph">
      <style:text-properties fo:hyphenate="true"/>
    </style:style>
    <style:style style:name="P184" style:parent-style-name="Akapitzlistą" style:list-style-name="LFO13" style:family="paragraph">
      <style:text-properties fo:hyphenate="true"/>
    </style:style>
    <style:style style:name="P185" style:parent-style-name="Akapitzlistą" style:list-style-name="LFO13" style:family="paragraph">
      <style:text-properties fo:hyphenate="true"/>
    </style:style>
    <style:style style:name="P186" style:parent-style-name="Akapitzlistą" style:list-style-name="LFO13" style:family="paragraph">
      <style:text-properties fo:hyphenate="true"/>
    </style:style>
  </office:automatic-styles>
  <office:body>
    <office:text text:use-soft-page-breaks="true">
      <text:p text:style-name="P1">Lekcja</text:p>
      <text:p text:style-name="Standard">Temat: Wiele dróg ale ta sama miłość</text:p>
      <text:list text:style-name="LFO1" text:continue-numbering="true">
        <text:list-item>
          <text:p text:style-name="P2">Bóg stworzył człowieka na swój obraz i podobiństwo i powołał go również do miłości</text:p>
        </text:list-item>
        <text:list-item>
          <text:p text:style-name="P3">Stwarzając człowieka na swój obraz i niesutannie podtrzymjąc go w istnieniu Bóg wpisuje w człowieczeńśtwo mężczyzne i kobietę powołanie, a więc zdolność odpowiedzialności za miłośći wspólnotę</text:p>
        </text:list-item>
        <text:list-item>
          <text:p text:style-name="P4">Powołanie to wybór drogi prowadzącej na szczyt</text:p>
        </text:list-item>
        <text:list-item>
          <text:p text:style-name="P5">Rodzaje powołań szczegółowych:</text:p>
        </text:list-item>
      </text:list>
      <text:p text:style-name="Standard">- życie konsekrowane</text:p>
      <text:p text:style-name="Standard">- kapłaństwo</text:p>
      <text:p text:style-name="Standard">- małżeństwo</text:p>
      <text:p text:style-name="Standard">- dziewictwo</text:p>
      <text:list text:style-name="LFO1" text:continue-numbering="true">
        <text:list-item>
          <text:p text:style-name="P6">Etapy powołania:</text:p>
        </text:list-item>
      </text:list>
      <text:p text:style-name="Standard">- Bóg staje na dordze człowieka</text:p>
      <text:p text:style-name="Standard">- Wolna odpowiedź człowieka</text:p>
      <text:p text:style-name="Standard">- Bóg wspomaga w realizacji powołania</text:p>
      <text:list text:style-name="LFO1" text:continue-numbering="true">
        <text:list-item>
          <text:p text:style-name="P7">Jak odkryć swoje powołanie?</text:p>
        </text:list-item>
      </text:list>
      <text:p text:style-name="Standard">- modlitwa</text:p>
      <text:p text:style-name="Standard">- sakramenty</text:p>
      <text:p text:style-name="Standard">- czytanie pisma św.</text:p>
      <text:p text:style-name="Standard">- relacje z innymi ludźmi</text:p>
      <text:p text:style-name="Standard">- zainsteresowania</text:p>
      <text:p text:style-name="Standard">Lekcja</text:p>
      <text:p text:style-name="Standard">Temat: Biblijne losy powołanych</text:p>
      <text:list text:style-name="LFO2" text:continue-numbering="true">
        <text:list-item>
          <text:p text:style-name="P8">Powołanie Szawła</text:p>
        </text:list-item>
        <text:list-item>
          <text:p text:style-name="P9">Co łączy powołanych?</text:p>
        </text:list-item>
      </text:list>
      <text:p text:style-name="Standard">- zaufanie Bogu</text:p>
      <text:p text:style-name="Standard">- prowadzą dialog z Bogiem</text:p>
      <text:p text:style-name="Standard">- pozytywna odpowiedź</text:p>
      <text:p text:style-name="Standard">- Boże wezwanie</text:p>
      <text:p text:style-name="Standard">Lekcja</text:p>
      <text:p text:style-name="Standard">Temat: Przygotowanie do modlitwy</text:p>
      <text:list text:style-name="LFO3" text:continue-numbering="true">
        <text:list-item>
          <text:p text:style-name="P10">Modlitwa to sprawa Boża i ludzka</text:p>
        </text:list-item>
        <text:list-item>
          <text:p text:style-name="P11">Modlitwa jest umiejętnością i sztuką której trzeba się długo uczyć</text:p>
        </text:list-item>
        <text:list-item>
          <text:p text:style-name="P12">Wskazówki mistrzów chrześcijaństwa:</text:p>
        </text:list-item>
      </text:list>
      <text:p text:style-name="Standard">a) przygotowanie dalsze</text:p>
      <text:p text:style-name="Standard">- żyć dla Boga i z myślą o nim spełniać obowiązek</text:p>
      <text:p text:style-name="Standard">- czytanie pisma Św.</text:p>
      <text:p text:style-name="Standard"><text:tab/>b) przygotowanie bliższe</text:p>
      <text:list text:style-name="LFO4" text:continue-numbering="true">
        <text:list-item>
          <text:list>
            <text:list-item>
              <text:list>
                <text:list-item>
                  <text:p text:style-name="P13">miejsce przeznaczone na modlitwę</text:p>
                </text:list-item>
                <text:list-item>
                  <text:p text:style-name="P14">miejsce spokojne, ciche, odosobnione</text:p>
                </text:list-item>
              </text:list>
            </text:list-item>
          </text:list>
        </text:list-item>
      </text:list>
      <text:list text:style-name="LFO5" text:continue-numbering="true">
        <text:list-item>
          <text:p text:style-name="P15">Czas wybrany na modlitwę:</text:p>
        </text:list-item>
      </text:list>
      <text:list text:style-name="LFO6" text:continue-numbering="true">
        <text:list-item>
          <text:list>
            <text:list-item>
              <text:p text:style-name="P16">należy wybrać chwilę ciszy, milczenia</text:p>
            </text:list-item>
            <text:list-item>
              <text:p text:style-name="P17">trzeba wziąść pod uwagę swój temperament</text:p>
            </text:list-item>
          </text:list>
        </text:list-item>
      </text:list>
      <text:list text:style-name="LFO5" text:continue-numbering="true">
        <text:list-item>
          <text:p text:style-name="P18">Czas trwania min. 15 min.</text:p>
        </text:list-item>
        <text:list-item>
          <text:p text:style-name="P19">Wskazania Jezusa:</text:p>
        </text:list-item>
      </text:list>
      <text:list text:style-name="LFO7" text:continue-numbering="true">
        <text:list-item>
          <text:list>
            <text:list-item>
              <text:p text:style-name="P20">postawa pokory</text:p>
            </text:list-item>
            <text:list-item>
              <text:p text:style-name="P21">postawa miłości do bliźniego</text:p>
            </text:list-item>
          </text:list>
        </text:list-item>
      </text:list>
      <text:p text:style-name="Standard"/>
      <text:p text:style-name="Standard">Lekcja</text:p>
      <text:p text:style-name="Standard">Temat: Wielkość powołania i postawa odpowiedzi Matki Boga</text:p>
      <text:list text:style-name="LFO8" text:continue-numbering="true">
        <text:list-item>
          <text:p text:style-name="P22">Teksty mówiące o Maryi w ST</text:p>
        </text:list-item>
        <text:list-item>
          <text:p text:style-name="P23">Teksty mówiące o Maryi w NT:</text:p>
        </text:list-item>
      </text:list>
      <text:list text:style-name="LFO9" text:continue-numbering="true">
        <text:list-item>
          <text:list>
            <text:list-item>
              <text:p text:style-name="P24">ewangelie wg św. Jana</text:p>
            </text:list-item>
            <text:list-item>
              <text:p text:style-name="P25">Ga 4, 4</text:p>
            </text:list-item>
            <text:list-item>
              <text:p text:style-name="P26">apokryfy z V/VI w o zaśnięciu Maryi.</text:p>
            </text:list-item>
          </text:list>
        </text:list-item>
      </text:list>
      <text:p text:style-name="Standard">3.</text:p>
      <text:p text:style-name="Standard">Lekcja</text:p>
      <text:p text:style-name="Standard"/>
      <text:p text:style-name="Standard">Temat: Adwet – czas oczekiwania na przyjście Zbawiciela</text:p>
      <text:p text:style-name="Standard"/>
      <text:list text:style-name="LFO10" text:continue-numbering="true">
        <text:list-item>
          <text:p text:style-name="P27">Adwent w znaczeniu świeckim oznacza odwiedziny urzędnika państwowego po objęciu przez niego stanowiska</text:p>
        </text:list-item>
        <text:list-item>
          <text:p text:style-name="P28">Adwent w znaczeniu chrześcijańśkim oznacza przyjście Chystusa – jako człowieka narodzonego z Maryi oraz jako Króla przychodącego w chwale a końcu świata</text:p>
        </text:list-item>
        <text:list-item>
          <text:p text:style-name="P29">Adwent w historii – w V i VI wieku adwent trwał 40 dni, obowiązywał wtedy post, abstynencja małzeńska, zakaz wojen, wesel i hucznych zabaw. Adwent miał charakter pokutny. W Rzymie Adwent zapoczątkowano w VI wieku i trwał on cztery tygodnie.</text:p>
        </text:list-item>
        <text:list-item>
          <text:p text:style-name="P30">Okresy liturgiczne:</text:p>
        </text:list-item>
      </text:list>
      <text:p text:style-name="Standard">Adwent--&gt; Boże Narodzenie --&gt; okres zwykły--&gt; Wielki Post --&gt; Triduum Paschalne --&gt; okres wielkanocny --&gt; okres zwykły</text:p>
      <text:list text:style-name="LFO10" text:continue-numbering="true">
        <text:list-item>
          <text:p text:style-name="P31">Adwent dziś:</text:p>
        </text:list-item>
      </text:list>
      <text:p text:style-name="Standard">a) Na adwent składają się cztery niedziele adwentowe. Trzecia niedziela adwenu jest obchodzona radośniej.Jest ona nazywana niedzielą Guadete. W tym dniu szaty liturgiczne mogą mieć różowy kolor. Teksty liturgiczne tego okresu w ciągu roku liturgicznego są nacechowane radością wynikającą z zapowiedzi przyjścia Zbawiciela i Odkupiciela.</text:p>
      <text:p text:style-name="Standard">b) Czas ten dzielimy na dwa okresy:</text:p>
      <text:p text:style-name="Standard">- od początku adwentu do 16 grudnia (czas szczególnego oczekiwania na powtórne przyjście Jezusa Chrystusa na końców czasów)</text:p>
      <text:p text:style-name="Standard">- od 17 do 24 grudnia (czas bezpośredniego przygotowania do uroczystości Narodzenia Pańskiego)</text:p>
      <text:list text:style-name="LFO10" text:continue-numbering="true">
        <text:list-item>
          <text:p text:style-name="P32">Tradycją w Kościele kaolickim są odprawiane w tym okresie o świcie msze, zwane roratami. Są to msze ku czci Maryi Pany, na pamiątke tego, że przyjęła nowię od archanioła Gabriela, zwiastującego, iż zostanie Matką Syna Bożego. W perwsą niedzielę adwentu – w Kościele kaolickim – rozpocznyna się rok liturgiczny.</text:p>
        </text:list-item>
      </text:list>
      <text:p text:style-name="Standard"/>
      <text:p text:style-name="Standard"/>
      <text:p text:style-name="P33">Lekcja</text:p>
      <text:p text:style-name="P34"/>
      <text:p text:style-name="P35">Temat: Wielki tydzień</text:p>
      <text:p text:style-name="P36"/>
      <text:list text:style-name="LFO10" text:continue-numbering="true">
        <text:list-item>
          <text:list>
            <text:list-item>
              <text:p text:style-name="P37">Niedziela palmowa – wielka środa<text:s/></text:p>
            </text:list-item>
            <text:list-item>
              <text:p text:style-name="P38">Niedziela palmowa, czyli Męki Pańskiej. Chronologia wydarzeń:</text:p>
              <text:list text:continue-numbering="true">
                <text:list-item>
                  <text:p text:style-name="P39">Chrystus wjeżdża na ośle do Jerozolimy witany jako król</text:p>
                </text:list-item>
                <text:list-item>
                  <text:p text:style-name="P40">Wypełnienie proroctw</text:p>
                </text:list-item>
                <text:list-item>
                  <text:p text:style-name="P41">Chrystus wjeżdża do miasta świętego, żeby w nim zginąć na krzyżu</text:p>
                </text:list-item>
              </text:list>
            </text:list-item>
            <text:list-item>
              <text:p text:style-name="P42">Wielki poniedziałek. Chronologia wydarzeń:</text:p>
              <text:list text:continue-numbering="true">
                <text:list-item>
                  <text:p text:style-name="P43">Jezus spiera się ze starszyzną żydowską w świątyni ( o końcu światyni, o końcu świata, o prześladowaniu uczniów)</text:p>
                </text:list-item>
                <text:list-item>
                  <text:p text:style-name="P44">Jezus naucza w przypowieściach o niewiernym i wiernym słudze, o talentach, o pannach mądrych i głupich</text:p>
                </text:list-item>
                <text:list-item>
                  <text:p text:style-name="P45">Sanhedryn postanawia zabić Jezusa</text:p>
                </text:list-item>
                <text:list-item>
                  <text:p text:style-name="P46">Wieczorem – (wyjście poza miasto)</text:p>
                </text:list-item>
                <text:list-item>
                  <text:p text:style-name="P47">Namaszczenie w Betanii (ok. 5 km od Jezusa)</text:p>
                </text:list-item>
              </text:list>
            </text:list-item>
            <text:list-item>
              <text:p text:style-name="P48">Wilki wtorek. Chronologia wydarzeń:</text:p>
              <text:soft-page-break/>
              <text:list text:continue-numbering="true">
                <text:list-item>
                  <text:p text:style-name="P49">Rano – Jezus wrada do Jerozolimy i dalej polemizuje z arcykapłanami</text:p>
                </text:list-item>
                <text:list-item>
                  <text:p text:style-name="P50">Jezus wypędza kupców z świątynii</text:p>
                </text:list-item>
                <text:list-item>
                  <text:p text:style-name="P51">Wieczorem wraca do Betanii</text:p>
                </text:list-item>
              </text:list>
            </text:list-item>
            <text:list-item>
              <text:p text:style-name="P52">Wielka środa. Chronologia wydarzeń:</text:p>
              <text:list text:continue-numbering="true">
                <text:list-item>
                  <text:p text:style-name="P53">Rano – Jezus wraca do Jerozolimy i dalej polemizuje z arcykapłanami<text:s/></text:p>
                </text:list-item>
                <text:list-item>
                  <text:p text:style-name="P54">Wieczorem wraca do Betanii gdzie kolejny raz jest namaszczony „na pogrzeb”</text:p>
                </text:list-item>
                <text:list-item>
                  <text:p text:style-name="P55">Judasz idzie do arcykapłanów i zdradza Jezusa</text:p>
                </text:list-item>
              </text:list>
            </text:list-item>
            <text:list-item>
              <text:p text:style-name="P56">Święte Triduum paschalne</text:p>
            </text:list-item>
            <text:list-item>
              <text:p text:style-name="P57">Wielki czwartek. Chronologia wydarzeń</text:p>
              <text:list text:continue-numbering="true">
                <text:list-item>
                  <text:p text:style-name="P58">Rano idzie do Jerozolimy (już nie wrócił)</text:p>
                </text:list-item>
                <text:list-item>
                  <text:p text:style-name="P59">Wieczór (po 12, czyli po 18) – wieczorna wieczerza (eucharystia i kapłaństwo)</text:p>
                </text:list-item>
                <text:list-item>
                  <text:p text:style-name="P60">Wyjście judasza do Arcykapłana</text:p>
                </text:list-item>
                <text:list-item>
                  <text:p text:style-name="P61">Modlitwa w ogrodzie oliwnym</text:p>
                </text:list-item>
                <text:list-item>
                  <text:p text:style-name="P62">Przed północną aresztowanie Jezusa i ucieczka uczniów</text:p>
                </text:list-item>
                <text:list-item>
                  <text:p text:style-name="P63">Bezprawny proces przed Sanhedrynem</text:p>
                </text:list-item>
              </text:list>
            </text:list-item>
            <text:list-item>
              <text:p text:style-name="P64">Wielki piątek. Chronologia wydarzeń:</text:p>
              <text:list text:continue-numbering="true">
                <text:list-item>
                  <text:p text:style-name="P65">Nocne przesłuchiwanie Jezusa przez Żydów (rada i herod)</text:p>
                </text:list-item>
                <text:list-item>
                  <text:p text:style-name="P66">Rano Jezus trafia do piłata</text:p>
                </text:list-item>
                <text:list-item>
                  <text:p text:style-name="P67">Przed południem – wyrok śmierci, biczowanie, Droga Krzyżowa (1,5km Jerozolima – góra „Golgota”)</text:p>
                </text:list-item>
                <text:list-item>
                  <text:p text:style-name="P68"><text:span text:style-name="T69">Południe (6 – czasu żydowskiego, a 12 – czasu europejskiego)<text:s/></text:span><text:span text:style-name="T70"></text:span><text:span text:style-name="T71"><text:s/>ukrzyżowanie</text:span></text:p>
                </text:list-item>
                <text:list-item>
                  <text:p text:style-name="P72">Popołudnie (15 – czasu europejskiego) śmierć Jezusa<text:s/></text:p>
                </text:list-item>
                <text:list-item>
                  <text:p text:style-name="P73">Przed godziną 12 czyli 18 zdjęcie ciała Pana Jezusa i złożenie w nowym grobie (ciała nie mogły pozostawać w szabat)</text:p>
                </text:list-item>
              </text:list>
            </text:list-item>
            <text:list-item>
              <text:p text:style-name="P74">Wilka sobota. Chronologia wydarzeń:</text:p>
              <text:list text:continue-numbering="true">
                <text:list-item>
                  <text:p text:style-name="P75">Rano postawienie straży przy grobie</text:p>
                </text:list-item>
                <text:list-item>
                  <text:p text:style-name="P76">Cały dzień spowija głęboka cisza</text:p>
                </text:list-item>
                <text:list-item>
                  <text:p text:style-name="P77"><text:span text:style-name="T78">Koniec dnia o godz. 18 zachód słońca<text:s/></text:span><text:span text:style-name="T79"></text:span><text:span text:style-name="T80"><text:s/>Wielkanoc</text:span></text:p>
                </text:list-item>
              </text:list>
            </text:list-item>
          </text:list>
        </text:list-item>
      </text:list>
      <text:p text:style-name="P81"/>
      <text:p text:style-name="P82">Lekcja</text:p>
      <text:p text:style-name="P83"/>
      <text:p text:style-name="P84">Temat: Przepisy postne kościoła</text:p>
      <text:p text:style-name="P85"/>
      <text:list text:style-name="LFO11" text:continue-numbering="true">
        <text:list-item>
          <text:p text:style-name="P86">Rodzje postu:</text:p>
          <text:list text:continue-numbering="true">
            <text:list-item>
              <text:p text:style-name="P87">Wstrzemięźliwość od potraw mięsnych (post jakościowy):</text:p>
              <text:list text:continue-numbering="true">
                <text:list-item>
                  <text:p text:style-name="P88">14 rż. Do końca życia</text:p>
                </text:list-item>
                <text:list-item>
                  <text:p text:style-name="P89">Piątki całego roku z wyjątkiem uroczystości liturgicznych wypadających w ten dzień</text:p>
                </text:list-item>
                <text:list-item>
                  <text:p text:style-name="P90">Zasady dyspensowania w ogólności:</text:p>
                  <text:list text:continue-numbering="true">
                    <text:list-item>
                      <text:p text:style-name="P91">Ordynariusz miejsca</text:p>
                    </text:list-item>
                    <text:list-item>
                      <text:p text:style-name="P92">Probosz swoich parafian wszędzie, obcych na terenie parafii</text:p>
                    </text:list-item>
                    <text:list-item>
                      <text:p text:style-name="P93">Spowiednik tylko wobec spowiadającego się</text:p>
                    </text:list-item>
                  </text:list>
                </text:list-item>
                <text:list-item>
                  <text:p text:style-name="P94">Odpowiedzialność moralna:</text:p>
                  <text:list text:continue-numbering="true">
                    <text:list-item>
                      <text:p text:style-name="P95">Tym wyższa im większa świadomość i wolność decyzji</text:p>
                    </text:list-item>
                    <text:list-item>
                      <text:p text:style-name="P96">Zasadniczo materia lekka, gdy w wyniku popędu</text:p>
                    </text:list-item>
                    <text:list-item>
                      <text:p text:style-name="P97">Zasadniczo ciężka, gdy w wyniku tzw. Pogardy prawa</text:p>
                    </text:list-item>
                  </text:list>
                </text:list-item>
              </text:list>
            </text:list-item>
            <text:list-item>
              <text:p text:style-name="P98">Post ścisły (jakościowy i ilościowy):</text:p>
              <text:list text:continue-numbering="true">
                <text:list-item>
                  <text:p text:style-name="P99">Zasady obowiązywania:</text:p>
                  <text:list text:continue-numbering="true">
                    <text:list-item>
                      <text:p text:style-name="P100">18 rż. Do 60 rż.</text:p>
                    </text:list-item>
                    <text:list-item>
                      <text:p text:style-name="P101">Środa popielcowa i wielki piątek</text:p>
                    </text:list-item>
                  </text:list>
                </text:list-item>
                <text:list-item>
                  <text:p text:style-name="P102">Zasady dyspensowania w ogólności:</text:p>
                  <text:list text:continue-numbering="true">
                    <text:list-item>
                      <text:p text:style-name="P103">Brak możliwości dyspensy</text:p>
                    </text:list-item>
                  </text:list>
                </text:list-item>
                <text:list-item>
                  <text:p text:style-name="P104">Odpowiedzialność moralna: materia ciężka</text:p>
                </text:list-item>
              </text:list>
            </text:list-item>
          </text:list>
        </text:list-item>
        <text:list-item>
          <text:p text:style-name="P105">Inne czynności pokutne:</text:p>
          <text:list text:continue-numbering="true">
            <text:list-item>
              <text:p text:style-name="P106">Powstrzymanie się od zabaw</text:p>
            </text:list-item>
            <text:list-item>
              <text:p text:style-name="P107">Jałmużna</text:p>
            </text:list-item>
          </text:list>
        </text:list-item>
      </text:list>
      <text:p text:style-name="P108"/>
      <text:p text:style-name="P109">Lekcja</text:p>
      <text:p text:style-name="P110"/>
      <text:p text:style-name="P111">Temat: Sakrament spowiedzi świętej – wyrwanie duszy złu</text:p>
      <text:p text:style-name="P112"/>
      <text:list text:style-name="LFO12" text:continue-numbering="true">
        <text:list-item>
          <text:p text:style-name="P113">Częste pytania:</text:p>
          <text:list text:continue-numbering="true">
            <text:list-item>
              <text:p text:style-name="P114">Czym jest spowiedź?</text:p>
            </text:list-item>
            <text:list-item>
              <text:p text:style-name="P115">Przez kogo została ustanowiona?</text:p>
            </text:list-item>
            <text:list-item>
              <text:p text:style-name="P116">Dlaczego mam przystępować?</text:p>
            </text:list-item>
          </text:list>
        </text:list-item>
        <text:list-item>
          <text:p text:style-name="P117">Owoce spowiedzi świętej</text:p>
          <text:list text:continue-numbering="true">
            <text:list-item>
              <text:p text:style-name="P118">Sakrament uzdrowienia</text:p>
            </text:list-item>
            <text:list-item>
              <text:p text:style-name="P119">Oczyszczenie z grzechów popełnionych po chrzcie św. (powrót łaski uświęcającej)</text:p>
            </text:list-item>
            <text:list-item>
              <text:p text:style-name="P120">Zgładzenie winy i kary wiecznej</text:p>
            </text:list-item>
            <text:list-item>
              <text:p text:style-name="P121">Powrót do komunii z Bogiem i Kościołem</text:p>
            </text:list-item>
            <text:list-item>
              <text:p text:style-name="P122">Umocnienie do wytrwania w łasce uświęcającej</text:p>
            </text:list-item>
          </text:list>
        </text:list-item>
        <text:list-item>
          <text:p text:style-name="P123">Podstawy biblijne spowiedzi świętej<text:line-break/>„Jezus powiedział do Apostołów: Pokój wam! Jak mnie posłał Ojciec, tak i Ja was posyłam. Po tych słowach tchnął na nich i oznajmił: Przyjmijcie Dycha świętego, Tym którym odpuścicie grzechy sa im odpuszczone; którym zatrzymacie są im zatrzymane”<text:line-break/>(J 20, 21-23)</text:p>
        </text:list-item>
        <text:list-item>
          <text:p text:style-name="P124">Sakrament spowiedzi świętej:</text:p>
          <text:list text:continue-numbering="true">
            <text:list-item>
              <text:p text:style-name="P125">Inaczej:</text:p>
              <text:list text:continue-numbering="true">
                <text:list-item>
                  <text:p text:style-name="P126">Sakrament nawrócenia</text:p>
                </text:list-item>
                <text:list-item>
                  <text:p text:style-name="P127">Sakrament pokuty</text:p>
                </text:list-item>
                <text:list-item>
                  <text:p text:style-name="P128">Sakrament przebaczenia</text:p>
                </text:list-item>
                <text:list-item>
                  <text:p text:style-name="P129">Sakrament pojednania</text:p>
                </text:list-item>
              </text:list>
            </text:list-item>
          </text:list>
        </text:list-item>
        <text:list-item>
          <text:p text:style-name="P130">Formy sakrament spowiedzi:</text:p>
          <text:list text:continue-numbering="true">
            <text:list-item>
              <text:p text:style-name="P131">Osobiste wyznanie grzechów z indywidualnym rozgrzeszeniem</text:p>
            </text:list-item>
            <text:list-item>
              <text:p text:style-name="P132">Osobiste wyznanie grzechów podczas nabożeństwa pokutnego z indywidualny rozgrzeszeniem</text:p>
            </text:list-item>
            <text:list-item>
              <text:p text:style-name="P133">Absolucja generalna</text:p>
            </text:list-item>
          </text:list>
        </text:list-item>
        <text:list-item>
          <text:p text:style-name="P134">Akty penitenta – części składowe</text:p>
          <text:list text:continue-numbering="true">
            <text:list-item>
              <text:p text:style-name="P135">Rachunek sumienia<text:s/></text:p>
            </text:list-item>
            <text:list-item>
              <text:p text:style-name="P136">Żal za grzechy</text:p>
            </text:list-item>
            <text:list-item>
              <text:p text:style-name="P137">Postanowienie poprawy</text:p>
            </text:list-item>
            <text:list-item>
              <text:p text:style-name="P138">Wyznanie grzechów</text:p>
            </text:list-item>
            <text:list-item>
              <text:p text:style-name="P139">Pokuta i zadośćuczynienie</text:p>
            </text:list-item>
          </text:list>
        </text:list-item>
        <text:list-item>
          <text:p text:style-name="P140">Sakrament spowiedzi świętej – rachunek sumienia:</text:p>
          <text:list text:continue-numbering="true">
            <text:list-item>
              <text:p text:style-name="P141">Obejmuje wszystkie grzechy od poprzedniej spowiedzi</text:p>
            </text:list-item>
            <text:list-item>
              <text:p text:style-name="P142">Rozstrzyga czy poprzednia spowiedź była ważna</text:p>
            </text:list-item>
            <text:list-item>
              <text:p text:style-name="P143">Bada liczbę i rodzaj grzechów śmiertelnych</text:p>
            </text:list-item>
            <text:list-item>
              <text:p text:style-name="P144">Informuje o grzechach powszednich</text:p>
            </text:list-item>
            <text:list-item>
              <text:p text:style-name="P145">Rozstrzyga czy wypełniona została pokuta</text:p>
            </text:list-item>
          </text:list>
        </text:list-item>
        <text:list-item>
          <text:p text:style-name="P146">Żal za grzechy:</text:p>
          <text:list text:continue-numbering="true">
            <text:list-item>
              <text:p text:style-name="P147">Musi obejmować wszystkie grzechy śmiertelne (każdy z osobna)</text:p>
            </text:list-item>
            <text:list-item>
              <text:p text:style-name="P148">W przypadku grzechów powszednich wystarczy żal ogólny za nie wszystkie</text:p>
            </text:list-item>
            <text:list-item>
              <text:p text:style-name="P149">Żal dzieli się na:</text:p>
              <text:list text:continue-numbering="true">
                <text:list-item>
                  <text:p text:style-name="P150">Doskonały – który wynika z miłości ku Bogu, że się obraziło Chrystusa – Boga i Człowieka, który umarł za nasze grzechy</text:p>
                </text:list-item>
                <text:list-item>
                  <text:p text:style-name="P151">Mniej doskonały (lub niedoskonały) – który jest strachem przed karą Bożą wiecznego potępienia</text:p>
                </text:list-item>
              </text:list>
            </text:list-item>
          </text:list>
        </text:list-item>
        <text:list-item>
          <text:p text:style-name="P152">Postanowienie poprawy:</text:p>
          <text:list text:continue-numbering="true">
            <text:list-item>
              <text:p text:style-name="P153">Nie jest obietnicą niegrzeszenia w przyszłości</text:p>
            </text:list-item>
            <text:list-item>
              <text:p text:style-name="P154">Polega na postanowieniu uczynienia czegoś konkretnego dla uniknięcia grzechu śmiertelnego (unikanie bezpośredniej okazji i inne działania strzegące przed grzechem)</text:p>
            </text:list-item>
            <text:list-item>
              <text:p text:style-name="P155">W przypadku grzechów powszednich musi zawierać pragnienie ogólnego dążenia do świętości</text:p>
            </text:list-item>
          </text:list>
        </text:list-item>
        <text:list-item>
          <text:p text:style-name="P156">Wyznanie grzechów:</text:p>
          <text:list text:continue-numbering="true">
            <text:list-item>
              <text:p text:style-name="P157">Trzeba wyznać wszystkie grzechy śmiertelne (inaczej ciężkie) i podać ich liczbę</text:p>
            </text:list-item>
            <text:list-item>
              <text:p text:style-name="P158">W przypadku grzechów śmiertelnych należy podać okoliczności</text:p>
            </text:list-item>
            <text:list-item>
              <text:p text:style-name="P159">Usilnie zaleca się wyznawanie grzechów powszednich, chociaż nie jest to bezwzględnie konieczne do ważności sakramentu spowiedzi</text:p>
            </text:list-item>
          </text:list>
        </text:list-item>
        <text:list-item>
          <text:p text:style-name="P160">Co powoduje nieważność spowiedzi?</text:p>
          <text:list text:continue-numbering="true">
            <text:list-item>
              <text:p text:style-name="P161">Zatajenie jakiegokolwiek grzechu śmiertelnego</text:p>
            </text:list-item>
            <text:list-item>
              <text:p text:style-name="P162">Brak żalu</text:p>
            </text:list-item>
            <text:list-item>
              <text:p text:style-name="P163">Brak postanowienia poprawy, czyli zerwania z grzechem śmiertelnym</text:p>
            </text:list-item>
          </text:list>
        </text:list-item>
        <text:list-item>
          <text:p text:style-name="P164">Kiedy najlepiej wypełnić pokutę?</text:p>
          <text:list text:continue-numbering="true">
            <text:list-item>
              <text:p text:style-name="P165">Najlepiej jak najszybciej po spowiedzi świętej</text:p>
            </text:list-item>
            <text:list-item>
              <text:p text:style-name="P166">Zasadniczo do następnej spowiedzi (jeśli nie wypełniło się pokuty, należy powiedzieć o tym spowiednikowi)</text:p>
            </text:list-item>
          </text:list>
        </text:list-item>
        <text:list-item>
          <text:p text:style-name="P167">Jak często się spowiadać?</text:p>
          <text:list text:continue-numbering="true">
            <text:list-item>
              <text:p text:style-name="P168">Zawsze, gdy to sumienie podpowiada</text:p>
            </text:list-item>
            <text:list-item>
              <text:p text:style-name="P169">Zawsze, gdy jest się w stanie grzechu śmiertelnego</text:p>
            </text:list-item>
            <text:list-item>
              <text:p text:style-name="P170">Najlepiej nie rzadziej niż raz na miesiąc lub dwa</text:p>
            </text:list-item>
            <text:list-item>
              <text:p text:style-name="P171">Bezwzględnie konieczna jest spowiedź przynajmniej raz w roku</text:p>
            </text:list-item>
          </text:list>
        </text:list-item>
        <text:list-item>
          <text:p text:style-name="P172">Kiedy nie można uzyskać rozgrzeszenia lub jest ono nieważne?</text:p>
          <text:list text:continue-numbering="true">
            <text:list-item>
              <text:p text:style-name="P173">Gdy ktoś nie żałuje</text:p>
            </text:list-item>
            <text:list-item>
              <text:p text:style-name="P174">Gdy ktoś zataja jakiekolwiek grzech śmiertelny (ciężki)</text:p>
            </text:list-item>
            <text:list-item>
              <text:p text:style-name="P175">Gdy ktoś nie postanawia poprawy</text:p>
            </text:list-item>
            <text:list-item>
              <text:p text:style-name="P176">Gdy ktoś żyje w stanie trwałego grzechu lub w dobrowolnej – bezpośredniej okazji do grzechu i nie chce z min zerwać</text:p>
            </text:list-item>
            <text:list-item>
              <text:p text:style-name="P177">Gdy udziela rozgrzeszenia, ktoś, kto nie ma takiej władzy\</text:p>
            </text:list-item>
          </text:list>
        </text:list-item>
      </text:list>
      <text:p text:style-name="P178"/>
      <text:p text:style-name="P179">Lekcja</text:p>
      <text:p text:style-name="P180"/>
      <text:p text:style-name="P181">Temat: Objawienia fatimskie</text:p>
      <text:p text:style-name="P182"/>
      <text:list text:style-name="LFO13" text:continue-numbering="true">
        <text:list-item>
          <text:p text:style-name="P183">Kontekst historyczny:</text:p>
          <text:list text:continue-numbering="true">
            <text:list-item>
              <text:p text:style-name="P184">I wojna światowa</text:p>
            </text:list-item>
            <text:list-item>
              <text:p text:style-name="P185">Rodzący się bolszewizm w Rosji</text:p>
            </text:list-item>
            <text:list-item>
              <text:p text:style-name="P186">Laicyzacja Płw. iberyjskiego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ny" style:display-name="Normalny" style:family="paragraph">
      <style:text-properties fo:language="pl" fo:country="PL"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kstprzypisukońcowego" style:display-name="Tekst przypisu końcowego" style:family="paragraph" style:parent-style-name="Normalny"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6.6%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 style:parent-style-name="Domyślnaczcionkaakapitu">
      <style:text-properties fo:font-size="10pt" style:font-size-asian="10pt" style:font-size-complex="10pt"/>
    </style:style>
    <style:style style:name="Odwołanieprzypisudolnego" style:display-name="Odwołanie przypisu dolnego" style:family="text" style:parent-style-name="Domyślnaczcionkaakapitu">
      <style:text-properties style:text-position="super 66.6%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ilip Perz</dc:creator>
    <meta:creation-date>2009-04-16T11:32:00Z</meta:creation-date>
    <dc:date>2018-05-23T06:16:00Z</dc:date>
    <meta:template xlink:href="Normal" xlink:type="simple"/>
    <meta:editing-cycles>16</meta:editing-cycles>
    <meta:editing-duration>PT293820S</meta:editing-duration>
    <meta:user-defined meta:name="Info 1"/>
    <meta:user-defined meta:name="Info 2"/>
    <meta:user-defined meta:name="Info 3"/>
    <meta:user-defined meta:name="Info 4"/>
    <meta:document-statistic meta:page-count="5" meta:paragraph-count="18" meta:word-count="1351" meta:character-count="9439" meta:row-count="67" meta:non-whitespace-character-count="8106"/>
  </office:meta>
</office:document-meta>
</file>